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6.925in" style:rel-column-width="65535*"/>
    </style:style>
    <style:style style:name="Table7.A1" style:family="table-cell">
      <style:table-cell-properties fo:padding="0.0382in" fo:border="0.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6.925in" style:rel-column-width="65535*"/>
    </style:style>
    <style:style style:name="Table8.A1" style:family="table-cell">
      <style:table-cell-properties fo:padding="0.0382in" fo:border="0.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6.925in" style:rel-column-width="65535*"/>
    </style:style>
    <style:style style:name="Table9.A1" style:family="table-cell">
      <style:table-cell-properties fo:padding="0.0382in" fo:border="0.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6.925in" style:rel-column-width="65535*"/>
    </style:style>
    <style:style style:name="Table10.A1" style:family="table-cell">
      <style:table-cell-properties fo:padding="0.0382in" fo:border="0.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6.925in" style:rel-column-width="65535*"/>
    </style:style>
    <style:style style:name="Table13.A1" style:family="table-cell">
      <style:table-cell-properties fo:padding="0.0382in" fo:border="0.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6.925in" style:rel-column-width="65535*"/>
    </style:style>
    <style:style style:name="Table14.A1" style:family="table-cell">
      <style:table-cell-properties fo:padding="0.0382in" fo:border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6.925in" style:rel-column-width="65535*"/>
    </style:style>
    <style:style style:name="Table15.A1" style:family="table-cell">
      <style:table-cell-properties fo:padding="0.0382in" fo:border="0.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6.925in" style:rel-column-width="65535*"/>
    </style:style>
    <style:style style:name="Table16.A1" style:family="table-cell">
      <style:table-cell-properties fo:padding="0.0382in" fo:border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6.925in" style:rel-column-width="65535*"/>
    </style:style>
    <style:style style:name="Table17.A1" style:family="table-cell">
      <style:table-cell-properties fo:padding="0.0382in" fo:border="0.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6.925in" style:rel-column-width="65535*"/>
    </style:style>
    <style:style style:name="Table18.A1" style:family="table-cell">
      <style:table-cell-properties fo:padding="0.0382in" fo:border="0.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6.925in" style:rel-column-width="65535*"/>
    </style:style>
    <style:style style:name="Table19.A1" style:family="table-cell">
      <style:table-cell-properties fo:padding="0.0382in" fo:border="0.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6.925in" style:rel-column-width="65535*"/>
    </style:style>
    <style:style style:name="Table20.A1" style:family="table-cell">
      <style:table-cell-properties fo:padding="0.0382in" fo:border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5pt solid #000000"/>
    </style:style>
    <style:style style:name="P1" style:family="paragraph" style:parent-style-name="Standard">
      <style:text-properties officeooo:rsid="00023134" officeooo:paragraph-rsid="00023134"/>
    </style:style>
    <style:style style:name="P2" style:family="paragraph" style:parent-style-name="Standard">
      <style:text-properties officeooo:rsid="00023134" officeooo:paragraph-rsid="0002ff21"/>
    </style:style>
    <style:style style:name="P3" style:family="paragraph" style:parent-style-name="Standard">
      <style:text-properties officeooo:rsid="00023134" officeooo:paragraph-rsid="001850ef"/>
    </style:style>
    <style:style style:name="P4" style:family="paragraph" style:parent-style-name="Standard">
      <style:text-properties officeooo:rsid="00023134" officeooo:paragraph-rsid="00134980"/>
    </style:style>
    <style:style style:name="P5" style:family="paragraph" style:parent-style-name="Standard">
      <style:text-properties officeooo:rsid="0002ff21" officeooo:paragraph-rsid="0002ff21"/>
    </style:style>
    <style:style style:name="P6" style:family="paragraph" style:parent-style-name="Standard">
      <style:text-properties style:font-name="Liberation Mono" fo:font-size="8pt" officeooo:rsid="0002ff21" officeooo:paragraph-rsid="0002ff21" style:font-size-asian="8pt" style:font-size-complex="8pt"/>
    </style:style>
    <style:style style:name="P7" style:family="paragraph" style:parent-style-name="Standard">
      <style:text-properties style:font-name="Liberation Mono" fo:font-size="8pt" officeooo:rsid="0042ad66" officeooo:paragraph-rsid="0042ad66" style:font-size-asian="8pt" style:font-size-complex="8pt"/>
    </style:style>
    <style:style style:name="P8" style:family="paragraph" style:parent-style-name="Standard">
      <style:text-properties style:font-name="Liberation Mono" fo:font-size="8pt" officeooo:rsid="0042ad66" officeooo:paragraph-rsid="00431de9" style:font-size-asian="8pt" style:font-size-complex="8pt"/>
    </style:style>
    <style:style style:name="P9" style:family="paragraph" style:parent-style-name="Standard">
      <style:text-properties style:font-name="Liberation Mono" fo:font-size="8pt" officeooo:rsid="0042ad66" officeooo:paragraph-rsid="00668bc1" style:font-size-asian="8pt" style:font-size-complex="8pt"/>
    </style:style>
    <style:style style:name="P10" style:family="paragraph" style:parent-style-name="Standard">
      <style:text-properties style:font-name="Liberation Mono" fo:font-size="8pt" officeooo:rsid="0042ad66" officeooo:paragraph-rsid="00673450" style:font-size-asian="8pt" style:font-size-complex="8pt"/>
    </style:style>
    <style:style style:name="P11" style:family="paragraph" style:parent-style-name="Standard">
      <style:text-properties style:font-name="Liberation Mono" fo:font-size="8pt" officeooo:rsid="00088279" officeooo:paragraph-rsid="00088279" style:font-size-asian="8pt" style:font-size-complex="8pt"/>
    </style:style>
    <style:style style:name="P12" style:family="paragraph" style:parent-style-name="Standard">
      <style:text-properties style:font-name="Liberation Mono" fo:font-size="8pt" officeooo:rsid="00098c5c" officeooo:paragraph-rsid="00098c5c" style:font-size-asian="8pt" style:font-size-complex="8pt"/>
    </style:style>
    <style:style style:name="P13" style:family="paragraph" style:parent-style-name="Standard">
      <style:text-properties style:font-name="Liberation Mono" fo:font-size="8pt" officeooo:rsid="0009e675" officeooo:paragraph-rsid="0009e675" style:font-size-asian="8pt" style:font-size-complex="8pt"/>
    </style:style>
    <style:style style:name="P14" style:family="paragraph" style:parent-style-name="Standard">
      <style:text-properties style:font-name="Liberation Mono" fo:font-size="8pt" officeooo:rsid="00064d07" officeooo:paragraph-rsid="0055264d" style:font-size-asian="8pt" style:font-size-complex="8pt"/>
    </style:style>
    <style:style style:name="P15" style:family="paragraph" style:parent-style-name="Standard">
      <style:text-properties style:font-name="Liberation Mono" fo:font-size="8pt" officeooo:rsid="00064d07" officeooo:paragraph-rsid="00064d07" style:font-size-asian="8pt" style:font-size-complex="8pt"/>
    </style:style>
    <style:style style:name="P16" style:family="paragraph" style:parent-style-name="Standard">
      <style:text-properties style:font-name="Liberation Mono" fo:font-size="8pt" officeooo:paragraph-rsid="0014f963" style:font-size-asian="8pt" style:font-size-complex="8pt"/>
    </style:style>
    <style:style style:name="P17" style:family="paragraph" style:parent-style-name="Standard">
      <style:text-properties style:font-name="Liberation Mono" fo:font-size="8pt" officeooo:paragraph-rsid="001764cc" style:font-size-asian="8pt" style:font-size-complex="8pt"/>
    </style:style>
    <style:style style:name="P18" style:family="paragraph" style:parent-style-name="Standard">
      <style:text-properties style:font-name="Liberation Mono" fo:font-size="8pt" officeooo:rsid="00392f88" officeooo:paragraph-rsid="00392f88" style:font-size-asian="8pt" style:font-size-complex="8pt"/>
    </style:style>
    <style:style style:name="P19" style:family="paragraph" style:parent-style-name="Standard">
      <style:text-properties style:font-name="Liberation Mono" fo:font-size="8pt" officeooo:rsid="003c4ecb" officeooo:paragraph-rsid="003c4ecb" style:font-size-asian="8pt" style:font-size-complex="8pt"/>
    </style:style>
    <style:style style:name="P20" style:family="paragraph" style:parent-style-name="Standard">
      <style:text-properties style:font-name="Liberation Mono" fo:font-size="8pt" officeooo:rsid="002aec87" officeooo:paragraph-rsid="0057d7ef" style:font-size-asian="8pt" style:font-size-complex="8pt"/>
    </style:style>
    <style:style style:name="P21" style:family="paragraph" style:parent-style-name="Table_20_Contents">
      <style:text-properties style:font-name="Liberation Mono" fo:font-size="8pt" officeooo:rsid="0051d9ce" officeooo:paragraph-rsid="0051d9ce" style:font-size-asian="8pt" style:font-size-complex="8pt"/>
    </style:style>
    <style:style style:name="P22" style:family="paragraph" style:parent-style-name="Standard">
      <style:text-properties style:font-name="Liberation Mono" fo:font-size="8pt" officeooo:rsid="00668bc1" officeooo:paragraph-rsid="00668bc1" style:font-size-asian="8pt" style:font-size-complex="8pt"/>
    </style:style>
    <style:style style:name="P23" style:family="paragraph" style:parent-style-name="Standard">
      <style:text-properties style:font-name="Liberation Mono" fo:font-size="8pt" officeooo:rsid="00668bc1" officeooo:paragraph-rsid="00673450" style:font-size-asian="8pt" style:font-size-complex="8pt"/>
    </style:style>
    <style:style style:name="P24" style:family="paragraph" style:parent-style-name="Standard">
      <style:text-properties style:font-name="Liberation Mono" fo:font-size="8pt" officeooo:rsid="0005aeeb" officeooo:paragraph-rsid="0014f963" style:font-size-asian="8pt" style:font-size-complex="8pt"/>
    </style:style>
    <style:style style:name="P25" style:family="paragraph" style:parent-style-name="Standard">
      <style:text-properties officeooo:rsid="00030765" officeooo:paragraph-rsid="0014f963"/>
    </style:style>
    <style:style style:name="P26" style:family="paragraph" style:parent-style-name="Standard">
      <style:text-properties officeooo:rsid="0005aeeb" officeooo:paragraph-rsid="0005aeeb"/>
    </style:style>
    <style:style style:name="P27" style:family="paragraph" style:parent-style-name="Standard">
      <style:text-properties officeooo:rsid="00064d07" officeooo:paragraph-rsid="00064d07"/>
    </style:style>
    <style:style style:name="P28" style:family="paragraph" style:parent-style-name="Standard">
      <style:text-properties officeooo:rsid="00064d07" officeooo:paragraph-rsid="0055264d"/>
    </style:style>
    <style:style style:name="P29" style:family="paragraph" style:parent-style-name="Standard">
      <style:text-properties officeooo:paragraph-rsid="00064d07"/>
    </style:style>
    <style:style style:name="P30" style:family="paragraph" style:parent-style-name="Standard">
      <style:text-properties officeooo:rsid="00088279" officeooo:paragraph-rsid="00088279"/>
    </style:style>
    <style:style style:name="P31" style:family="paragraph" style:parent-style-name="Standard">
      <style:text-properties officeooo:rsid="00098c5c" officeooo:paragraph-rsid="00098c5c"/>
    </style:style>
    <style:style style:name="P32" style:family="paragraph" style:parent-style-name="Standard">
      <style:text-properties officeooo:rsid="0009e675" officeooo:paragraph-rsid="0009e675"/>
    </style:style>
    <style:style style:name="P33" style:family="paragraph" style:parent-style-name="Standard">
      <style:text-properties officeooo:rsid="000ffed6" officeooo:paragraph-rsid="000ffed6"/>
    </style:style>
    <style:style style:name="P34" style:family="paragraph" style:parent-style-name="Standard">
      <style:text-properties officeooo:paragraph-rsid="00131035"/>
    </style:style>
    <style:style style:name="P35" style:family="paragraph" style:parent-style-name="Standard">
      <style:text-properties officeooo:rsid="00134980" officeooo:paragraph-rsid="0021a64d"/>
    </style:style>
    <style:style style:name="P36" style:family="paragraph" style:parent-style-name="Standard">
      <style:text-properties officeooo:rsid="0014f963" officeooo:paragraph-rsid="0014f963"/>
    </style:style>
    <style:style style:name="P37" style:family="paragraph" style:parent-style-name="Standard">
      <style:text-properties officeooo:rsid="0016f820" officeooo:paragraph-rsid="0016f820"/>
    </style:style>
    <style:style style:name="P38" style:family="paragraph" style:parent-style-name="Standard">
      <style:text-properties officeooo:rsid="00184a3a" officeooo:paragraph-rsid="00184a3a"/>
    </style:style>
    <style:style style:name="P39" style:family="paragraph" style:parent-style-name="Standard">
      <style:text-properties officeooo:rsid="00199356" officeooo:paragraph-rsid="00199356"/>
    </style:style>
    <style:style style:name="P40" style:family="paragraph" style:parent-style-name="Standard">
      <style:text-properties officeooo:rsid="0019ced8" officeooo:paragraph-rsid="0019ced8"/>
    </style:style>
    <style:style style:name="P41" style:family="paragraph" style:parent-style-name="Standard">
      <style:text-properties officeooo:rsid="001b5c16" officeooo:paragraph-rsid="001b5c16"/>
    </style:style>
    <style:style style:name="P42" style:family="paragraph" style:parent-style-name="Standard">
      <style:text-properties officeooo:rsid="001cbfb1" officeooo:paragraph-rsid="001cbfb1"/>
    </style:style>
    <style:style style:name="P43" style:family="paragraph" style:parent-style-name="Standard">
      <style:text-properties officeooo:rsid="001e8b9c" officeooo:paragraph-rsid="001e8b9c"/>
    </style:style>
    <style:style style:name="P44" style:family="paragraph" style:parent-style-name="Standard">
      <style:text-properties officeooo:rsid="0021a64d" officeooo:paragraph-rsid="0021a64d"/>
    </style:style>
    <style:style style:name="P45" style:family="paragraph" style:parent-style-name="Standard">
      <style:text-properties officeooo:rsid="0023338e" officeooo:paragraph-rsid="0023338e"/>
    </style:style>
    <style:style style:name="P46" style:family="paragraph" style:parent-style-name="Standard">
      <style:text-properties officeooo:rsid="002488e2" officeooo:paragraph-rsid="002488e2"/>
    </style:style>
    <style:style style:name="P47" style:family="paragraph" style:parent-style-name="Standard">
      <style:text-properties officeooo:rsid="0036e203" officeooo:paragraph-rsid="0036e203"/>
    </style:style>
    <style:style style:name="P48" style:family="paragraph" style:parent-style-name="Standard">
      <style:text-properties officeooo:rsid="0038b0c6" officeooo:paragraph-rsid="0038b0c6"/>
    </style:style>
    <style:style style:name="P49" style:family="paragraph" style:parent-style-name="Standard">
      <style:text-properties officeooo:rsid="0038e5c4" officeooo:paragraph-rsid="0038e5c4"/>
    </style:style>
    <style:style style:name="P50" style:family="paragraph" style:parent-style-name="Standard">
      <style:text-properties officeooo:rsid="00392f88" officeooo:paragraph-rsid="00392f88"/>
    </style:style>
    <style:style style:name="P51" style:family="paragraph" style:parent-style-name="Standard">
      <style:text-properties officeooo:rsid="003a6f65" officeooo:paragraph-rsid="003a6f65"/>
    </style:style>
    <style:style style:name="P52" style:family="paragraph" style:parent-style-name="Standard">
      <style:text-properties officeooo:rsid="003c4ecb" officeooo:paragraph-rsid="003c4ecb"/>
    </style:style>
    <style:style style:name="P53" style:family="paragraph" style:parent-style-name="Standard">
      <style:text-properties officeooo:rsid="003c4ecb" officeooo:paragraph-rsid="0042ad66"/>
    </style:style>
    <style:style style:name="P54" style:family="paragraph" style:parent-style-name="Standard">
      <style:text-properties officeooo:rsid="003d799b" officeooo:paragraph-rsid="003d799b"/>
    </style:style>
    <style:style style:name="P55" style:family="paragraph" style:parent-style-name="Standard">
      <style:text-properties officeooo:rsid="003e5f09" officeooo:paragraph-rsid="003e5f09"/>
    </style:style>
    <style:style style:name="P56" style:family="paragraph" style:parent-style-name="Standard">
      <style:text-properties officeooo:rsid="003e5f09" officeooo:paragraph-rsid="003f85ff"/>
    </style:style>
    <style:style style:name="P57" style:family="paragraph" style:parent-style-name="Standard">
      <style:text-properties officeooo:rsid="003e5f09" officeooo:paragraph-rsid="006ea7f1"/>
    </style:style>
    <style:style style:name="P58" style:family="paragraph" style:parent-style-name="Standard">
      <style:text-properties officeooo:rsid="003ea551" officeooo:paragraph-rsid="003ea551"/>
    </style:style>
    <style:style style:name="P59" style:family="paragraph" style:parent-style-name="Standard">
      <style:text-properties officeooo:paragraph-rsid="003ea551"/>
    </style:style>
    <style:style style:name="P60" style:family="paragraph" style:parent-style-name="Standard">
      <style:text-properties officeooo:rsid="003f85ff" officeooo:paragraph-rsid="003f85ff"/>
    </style:style>
    <style:style style:name="P61" style:family="paragraph" style:parent-style-name="Standard">
      <style:text-properties officeooo:rsid="0040ba81" officeooo:paragraph-rsid="0040ba81"/>
    </style:style>
    <style:style style:name="P62" style:family="paragraph" style:parent-style-name="Standard">
      <style:text-properties officeooo:rsid="0042ad66" officeooo:paragraph-rsid="0042ad66"/>
    </style:style>
    <style:style style:name="P63" style:family="paragraph" style:parent-style-name="Standard">
      <style:text-properties officeooo:rsid="00466754" officeooo:paragraph-rsid="00466754"/>
    </style:style>
    <style:style style:name="P64" style:family="paragraph" style:parent-style-name="Standard">
      <style:text-properties officeooo:rsid="004850b2" officeooo:paragraph-rsid="004850b2"/>
    </style:style>
    <style:style style:name="P65" style:family="paragraph" style:parent-style-name="Standard">
      <style:text-properties officeooo:rsid="004bb124" officeooo:paragraph-rsid="004bb124"/>
    </style:style>
    <style:style style:name="P66" style:family="paragraph" style:parent-style-name="Standard">
      <style:text-properties officeooo:rsid="004c0467" officeooo:paragraph-rsid="004c0467"/>
    </style:style>
    <style:style style:name="P67" style:family="paragraph" style:parent-style-name="Standard">
      <style:text-properties officeooo:rsid="004c0467" officeooo:paragraph-rsid="004bb124"/>
    </style:style>
    <style:style style:name="P68" style:family="paragraph" style:parent-style-name="Standard">
      <style:text-properties officeooo:rsid="0053050f" officeooo:paragraph-rsid="0053050f"/>
    </style:style>
    <style:style style:name="P69" style:family="paragraph" style:parent-style-name="Standard">
      <style:text-properties officeooo:rsid="000b574a" officeooo:paragraph-rsid="0055264d"/>
    </style:style>
    <style:style style:name="P70" style:family="paragraph" style:parent-style-name="Standard">
      <style:text-properties officeooo:rsid="002d5ceb" officeooo:paragraph-rsid="0055264d"/>
    </style:style>
    <style:style style:name="P71" style:family="paragraph" style:parent-style-name="Standard">
      <style:text-properties officeooo:rsid="0055264d" officeooo:paragraph-rsid="0055264d"/>
    </style:style>
    <style:style style:name="P72" style:family="paragraph" style:parent-style-name="Standard">
      <style:text-properties officeooo:rsid="00564f08" officeooo:paragraph-rsid="00564f08"/>
    </style:style>
    <style:style style:name="P73" style:family="paragraph" style:parent-style-name="Standard">
      <style:text-properties officeooo:rsid="0031ac51" officeooo:paragraph-rsid="00023134"/>
    </style:style>
    <style:style style:name="P74" style:family="paragraph" style:parent-style-name="Standard">
      <style:text-properties officeooo:rsid="002aec87" officeooo:paragraph-rsid="0057d7ef"/>
    </style:style>
    <style:style style:name="P75" style:family="paragraph" style:parent-style-name="Standard">
      <style:text-properties officeooo:rsid="005a9c9e" officeooo:paragraph-rsid="0057d7ef"/>
    </style:style>
    <style:style style:name="P76" style:family="paragraph" style:parent-style-name="Standard">
      <style:text-properties officeooo:rsid="005bcb6e"/>
    </style:style>
    <style:style style:name="P77" style:family="paragraph" style:parent-style-name="Standard">
      <style:text-properties officeooo:rsid="005c3cd2" officeooo:paragraph-rsid="005c3cd2"/>
    </style:style>
    <style:style style:name="P78" style:family="paragraph" style:parent-style-name="Standard">
      <style:text-properties officeooo:rsid="005f074b" officeooo:paragraph-rsid="005f074b"/>
    </style:style>
    <style:style style:name="P79" style:family="paragraph" style:parent-style-name="Standard">
      <style:text-properties officeooo:rsid="005fe150" officeooo:paragraph-rsid="005fe150"/>
    </style:style>
    <style:style style:name="P80" style:family="paragraph" style:parent-style-name="Standard">
      <style:text-properties officeooo:rsid="006a407c" officeooo:paragraph-rsid="006a407c"/>
    </style:style>
    <style:style style:name="P81" style:family="paragraph" style:parent-style-name="Standard">
      <style:text-properties officeooo:rsid="006ea7f1" officeooo:paragraph-rsid="006ea7f1"/>
    </style:style>
    <style:style style:name="P82" style:family="paragraph" style:parent-style-name="Standard">
      <style:text-properties officeooo:rsid="007182d1" officeooo:paragraph-rsid="007182d1"/>
    </style:style>
    <style:style style:name="P83" style:family="paragraph" style:parent-style-name="Standard">
      <style:text-properties officeooo:rsid="00749e91" officeooo:paragraph-rsid="00749e91"/>
    </style:style>
    <style:style style:name="P84" style:family="paragraph" style:parent-style-name="Standard">
      <style:text-properties officeooo:rsid="007559d7" officeooo:paragraph-rsid="007559d7"/>
    </style:style>
    <style:style style:name="P85" style:family="paragraph" style:parent-style-name="Standard">
      <style:text-properties officeooo:paragraph-rsid="00115056"/>
    </style:style>
    <style:style style:name="P86" style:family="paragraph" style:parent-style-name="Standard">
      <style:text-properties officeooo:rsid="007c83bb" officeooo:paragraph-rsid="007c83bb"/>
    </style:style>
    <style:style style:name="P87" style:family="paragraph" style:parent-style-name="Standard">
      <style:text-properties officeooo:rsid="007e006a" officeooo:paragraph-rsid="007e006a"/>
    </style:style>
    <style:style style:name="P88" style:family="paragraph" style:parent-style-name="Standard">
      <style:text-properties officeooo:rsid="007ffcf7" officeooo:paragraph-rsid="007ffcf7"/>
    </style:style>
    <style:style style:name="T1" style:family="text">
      <style:text-properties officeooo:rsid="0002ff21"/>
    </style:style>
    <style:style style:name="T2" style:family="text">
      <style:text-properties officeooo:rsid="00030765"/>
    </style:style>
    <style:style style:name="T3" style:family="text">
      <style:text-properties officeooo:rsid="000b574a"/>
    </style:style>
    <style:style style:name="T4" style:family="text">
      <style:text-properties officeooo:rsid="000d390e"/>
    </style:style>
    <style:style style:name="T5" style:family="text">
      <style:text-properties officeooo:rsid="000e4cca"/>
    </style:style>
    <style:style style:name="T6" style:family="text">
      <style:text-properties officeooo:rsid="000ec49c"/>
    </style:style>
    <style:style style:name="T7" style:family="text">
      <style:text-properties officeooo:rsid="0014f963"/>
    </style:style>
    <style:style style:name="T8" style:family="text">
      <style:text-properties officeooo:rsid="0016f820"/>
    </style:style>
    <style:style style:name="T9" style:family="text">
      <style:text-properties officeooo:rsid="001764cc"/>
    </style:style>
    <style:style style:name="T10" style:family="text">
      <style:text-properties officeooo:rsid="00207fa4"/>
    </style:style>
    <style:style style:name="T11" style:family="text">
      <style:text-properties officeooo:rsid="00337ea4"/>
    </style:style>
    <style:style style:name="T12" style:family="text">
      <style:text-properties officeooo:rsid="0035c6e2"/>
    </style:style>
    <style:style style:name="T13" style:family="text">
      <style:text-properties officeooo:rsid="003a6f65"/>
    </style:style>
    <style:style style:name="T14" style:family="text">
      <style:text-properties officeooo:rsid="003b8855"/>
    </style:style>
    <style:style style:name="T15" style:family="text">
      <style:text-properties officeooo:rsid="003d1866"/>
    </style:style>
    <style:style style:name="T16" style:family="text">
      <style:text-properties officeooo:rsid="003e5f09"/>
    </style:style>
    <style:style style:name="T17" style:family="text">
      <style:text-properties officeooo:rsid="003ea551"/>
    </style:style>
    <style:style style:name="T18" style:family="text">
      <style:text-properties officeooo:rsid="003f85ff"/>
    </style:style>
    <style:style style:name="T19" style:family="text">
      <style:text-properties officeooo:rsid="00432688"/>
    </style:style>
    <style:style style:name="T20" style:family="text">
      <style:text-properties officeooo:rsid="00451ac4"/>
    </style:style>
    <style:style style:name="T21" style:family="text">
      <style:text-properties officeooo:rsid="004c5840"/>
    </style:style>
    <style:style style:name="T22" style:family="text">
      <style:text-properties officeooo:rsid="004caaf8"/>
    </style:style>
    <style:style style:name="T23" style:family="text">
      <style:text-properties officeooo:rsid="00532d1c"/>
    </style:style>
    <style:style style:name="T24" style:family="text">
      <style:text-properties officeooo:rsid="00542cca"/>
    </style:style>
    <style:style style:name="T25" style:family="text">
      <style:text-properties officeooo:rsid="00064d07"/>
    </style:style>
    <style:style style:name="T26" style:family="text">
      <style:text-properties officeooo:rsid="0056adc3"/>
    </style:style>
    <style:style style:name="T27" style:family="text">
      <style:text-properties officeooo:rsid="005de112"/>
    </style:style>
    <style:style style:name="T28" style:family="text">
      <style:text-properties officeooo:rsid="005e5a4c"/>
    </style:style>
    <style:style style:name="T29" style:family="text">
      <style:text-properties officeooo:rsid="005f074b"/>
    </style:style>
    <style:style style:name="T30" style:family="text">
      <style:text-properties officeooo:rsid="006381bb"/>
    </style:style>
    <style:style style:name="T31" style:family="text">
      <style:text-properties officeooo:rsid="0068d55c"/>
    </style:style>
    <style:style style:name="T32" style:family="text">
      <style:text-properties officeooo:rsid="006d32e8"/>
    </style:style>
    <style:style style:name="T33" style:family="text">
      <style:text-properties officeooo:rsid="006ea7f1"/>
    </style:style>
    <style:style style:name="T34" style:family="text">
      <style:text-properties officeooo:rsid="00115056"/>
    </style:style>
    <style:style style:name="T35" style:family="text">
      <style:text-properties officeooo:rsid="00772563"/>
    </style:style>
    <style:style style:name="T36" style:family="text">
      <style:text-properties officeooo:rsid="00785d88"/>
    </style:style>
    <style:style style:name="T37" style:family="text">
      <style:text-properties officeooo:rsid="008279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nstall Centos Stream 8<text:span text:style-name="T22">:</text:span> Minimal <text:span text:style-name="T22">Server +</text:span> Standard</text:p>
      <text:p text:style-name="P26"/>
      <text:p text:style-name="P30">Update:</text:p>
      <text:p text:style-name="P30"># dnf check-update</text:p>
      <text:p text:style-name="P30"># dnf update</text:p>
      <text:p text:style-name="P30"/>
      <text:p text:style-name="P30">Staging Space Configuration</text:p>
      <text:p text:style-name="P30"/>
      <text:p text:style-name="P30">Check available disk device:</text:p>
      <text:p text:style-name="P30"/>
      <table:table table:name="Table7" table:style-name="Table7">
        <table:table-column table:style-name="Table7.A"/>
        <table:table-row>
          <table:table-cell table:style-name="Table7.A1" office:value-type="string">
            <text:p text:style-name="P11">[root@storwer ~]# lsblk</text:p>
            <text:p text:style-name="P11">NAME <text:s text:c="2"/>MAJ:MIN RM <text:s/>SIZE RO TYPE MOUNTPOINT</text:p>
            <text:p text:style-name="P11">sda <text:s text:c="5"/>8:0 <text:s text:c="3"/>0 <text:s text:c="2"/>32G <text:s/>0 disk </text:p>
            <text:p text:style-name="P11">├─sda1 <text:s text:c="2"/>8:1 <text:s text:c="3"/>0 <text:s/>512M <text:s/>0 part /boot/efi</text:p>
            <text:p text:style-name="P11">├─sda2 <text:s text:c="2"/>8:2 <text:s text:c="3"/>0 <text:s/>1.5G <text:s/>0 part /boot</text:p>
            <text:p text:style-name="P11">├─sda3 <text:s text:c="2"/>8:3 <text:s text:c="3"/>0 <text:s text:c="2"/>22G <text:s/>0 part /</text:p>
            <text:p text:style-name="P11">└─sda4 <text:s text:c="2"/>8:4 <text:s text:c="3"/>0 <text:s text:c="3"/>8G <text:s/>0 part [SWAP]</text:p>
            <text:p text:style-name="P11">sdb <text:s text:c="5"/>8:16 <text:s text:c="2"/>0 <text:s/>128G <text:s/>0 disk </text:p>
            <text:p text:style-name="P11">sr0 <text:s text:c="4"/>11:0 <text:s text:c="3"/>1 <text:s/>897M <text:s/>0 rom <text:s/></text:p>
          </table:table-cell>
        </table:table-row>
      </table:table>
      <text:p text:style-name="P30"/>
      <text:p text:style-name="P30"/>
      <text:p text:style-name="P30">Format disk device:</text:p>
      <text:p text:style-name="P30"/>
      <table:table table:name="Table8" table:style-name="Table8">
        <table:table-column table:style-name="Table8.A"/>
        <table:table-row>
          <table:table-cell table:style-name="Table8.A1" office:value-type="string">
            <text:p text:style-name="P11">mkfs.xfs -K -f /dev/sdb</text:p>
          </table:table-cell>
        </table:table-row>
      </table:table>
      <text:p text:style-name="P30"/>
      <text:p text:style-name="P31">Make new directory for mount point</text:p>
      <text:p text:style-name="P31"/>
      <table:table table:name="Table9" table:style-name="Table9">
        <table:table-column table:style-name="Table9.A"/>
        <table:table-row>
          <table:table-cell table:style-name="Table9.A1" office:value-type="string">
            <text:p text:style-name="P12">mkdir /vprotect_data</text:p>
          </table:table-cell>
        </table:table-row>
      </table:table>
      <text:p text:style-name="P31"/>
      <text:p text:style-name="P31">Mount /dev/sdb to /vprotect_data</text:p>
      <text:p text:style-name="P3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2">mount /dev/sdb /vprotect_data</text:p>
          </table:table-cell>
        </table:table-row>
      </table:table>
      <text:p text:style-name="P31"/>
      <text:p text:style-name="P32">Edit /etc/fstab file</text:p>
      <text:p text:style-name="P32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21">vi /<text:span text:style-name="T24">etc</text:span>/fstab</text:p>
          </table:table-cell>
        </table:table-row>
      </table:table>
      <text:p text:style-name="P32"/>
      <text:p text:style-name="P68">Add following</text:p>
      <text:p text:style-name="P32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3">/dev/sd<text:span text:style-name="T23">b</text:span> /vprotect_data xfs defaults 0 0</text:p>
          </table:table-cell>
        </table:table-row>
      </table:table>
      <text:p text:style-name="P32"/>
      <text:p text:style-name="P32">Save and quit</text:p>
      <text:p text:style-name="P32"/>
      <text:p text:style-name="P71">Mount all filesystems mentioned in fstab</text:p>
      <text:p text:style-name="P32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3">mount -a</text:p>
          </table:table-cell>
        </table:table-row>
      </table:table>
      <text:p text:style-name="P32"/>
      <text:p text:style-name="P32"/>
      <text:p text:style-name="P69">Configure Mariadb repository:</text:p>
      <text:p text:style-name="P28"/>
      <text:p text:style-name="P69"><text:soft-page-break/>Check http://mirror.mariadb.org/yum/ for <text:span text:style-name="T5">latest </text:span>available versions<text:span text:style-name="T6"> for centos8-amd64 (you'll need to enter the directory to check) </text:span><text:span text:style-name="T5">- 10.10.2 in this guide</text:span></text:p>
      <text:p text:style-name="P69"/>
      <text:p text:style-name="P70">Reference:</text:p>
      <text:p text:style-name="P70">https://www.linuxsysadmins.com/how-to-install-mariadb-in-centos-and-rhel-8/</text:p>
      <text:p text:style-name="P28"/>
      <text:p text:style-name="P72">Edit or create file <text:span text:style-name="T25">/etc/yum.repos.d/mariadb.repo</text:span></text:p>
      <text:p text:style-name="P28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4"><text:span text:style-name="T3">vi </text:span>/etc/yum.repos.d/mariadb.repo</text:p>
          </table:table-cell>
        </table:table-row>
      </table:table>
      <text:p text:style-name="P28"/>
      <text:p text:style-name="P72">Add following</text:p>
      <text:p text:style-name="P28"/>
      <table:table table:name="Table3" table:style-name="Table3">
        <table:table-column table:style-name="Table3.A"/>
        <table:table-row>
          <table:table-cell table:style-name="Table3.A1" office:value-type="string">
            <text:p text:style-name="P14">[mariadb]</text:p>
            <text:p text:style-name="P14">name = MariaDB</text:p>
            <text:p text:style-name="P14">baseurl = http://yum.mariadb.org/10.<text:span text:style-name="T3">1</text:span><text:span text:style-name="T4">0</text:span><text:span text:style-name="T3">.</text:span><text:span text:style-name="T4">2</text:span>/centos8-amd64</text:p>
            <text:p text:style-name="P14">gpgkey=https://yum.mariadb.org/RPM-GPG-KEY-MariaDB</text:p>
            <text:p text:style-name="P14">gpgcheck=1</text:p>
          </table:table-cell>
        </table:table-row>
      </table:table>
      <text:p text:style-name="P28"/>
      <text:p text:style-name="P36"/>
      <text:p text:style-name="P27">Install Storware</text:p>
      <text:p text:style-name="P27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15">bash &lt; &lt;(curl -s https://repo.storware.eu/storware/sbr-local-install.sh)</text:p>
          </table:table-cell>
        </table:table-row>
      </table:table>
      <text:p text:style-name="P27"/>
      <text:p text:style-name="P27">Reference:</text:p>
      <text:p text:style-name="P27">https://storware.gitbook.io/backup-and-recovery/deployment/quick-install-all-in-one</text:p>
      <text:p text:style-name="P29"/>
      <text:p text:style-name="P29"/>
      <text:p text:style-name="P36">Prepare backup director<text:span text:style-name="T26">ies</text:span></text:p>
      <text:p text:style-name="P36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6"><text:span text:style-name="T7">mkdir -p </text:span>/vprotect_data/backups</text:p>
            <text:p text:style-name="P17"><text:span text:style-name="T7">mkdir -p </text:span>/vprotect_data/<text:span text:style-name="T9">staging</text:span></text:p>
            <text:p text:style-name="P17"><text:span text:style-name="T7">mkdir -p </text:span>/vprotect_data/<text:span text:style-name="T9">import</text:span></text:p>
            <text:p text:style-name="P17"><text:span text:style-name="T7">mkdir -p </text:span>/vprotect_data/<text:span text:style-name="T9">mount</text:span></text:p>
            <text:p text:style-name="P16">chown vprotect:vprotect -R /vprotect_data</text:p>
            <text:p text:style-name="P24">systemctl restart vprotect-node</text:p>
          </table:table-cell>
        </table:table-row>
      </table:table>
      <text:p text:style-name="P36"/>
      <text:p text:style-name="P36"/>
      <text:p text:style-name="P74">Configure CEPH RBD</text:p>
      <text:p text:style-name="P74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yum install epel-release</text:p>
            <text:p text:style-name="P20">rpm --import 'https://download.ceph.com/keys/release.asc'</text:p>
            <text:p text:style-name="P20">yum install https://download.ceph.com//rpm-quincy/el8/noarch/ceph-release-1-1.el8.noarch.rpm</text:p>
            <text:p text:style-name="P20">yum install rbd-nbd ceph-common</text:p>
            <text:p text:style-name="P20"/>
          </table:table-cell>
        </table:table-row>
      </table:table>
      <text:p text:style-name="P75"/>
      <text:p text:style-name="P76"/>
      <text:p text:style-name="P33">When done, open your browser and go to https://&lt;your_server_ip_address&gt;/</text:p>
      <text:p text:style-name="P33"/>
      <text:p text:style-name="P85"><text:span text:style-name="T34">Default user and password are admin and vPr0tec</text:span><text:span text:style-name="T35">t</text:span></text:p>
      <text:p text:style-name="Standard"/>
      <text:p text:style-name="P35">Configure new administr<text:span text:style-name="T10">ati</text:span>on user</text:p>
      <text:p text:style-name="P35"/>
      <text:p text:style-name="P45">Left menu: Access Management &gt; Users</text:p>
      <text:p text:style-name="P45"><text:soft-page-break/></text:p>
      <text:p text:style-name="P45">Click '+Create' button</text:p>
      <text:p text:style-name="P45"/>
      <text:p text:style-name="P45">First name: PSI</text:p>
      <text:p text:style-name="P45">Last name: Admin</text:p>
      <text:p text:style-name="P45">Login: psi-admin</text:p>
      <text:p text:style-name="P45">Password: p4nd4ta123#</text:p>
      <text:p text:style-name="P45">Retype password: p4nd4ta123#</text:p>
      <text:p text:style-name="P77">Disable UI <text:span text:style-name="T36">tour </text:span>after login</text:p>
      <text:p text:style-name="P45">Groups: Select All</text:p>
      <text:p text:style-name="P45"/>
      <text:p text:style-name="P45">Click 'Save' button</text:p>
      <text:p text:style-name="P45"/>
      <text:p text:style-name="P46">Logout then login with psi-admin</text:p>
      <text:p text:style-name="Standard"/>
      <text:p text:style-name="Standard"/>
      <text:p text:style-name="P44">Configure Default Backup Destination</text:p>
      <text:p text:style-name="P34"/>
      <text:p text:style-name="P25">Left menu: Backup Destinations</text:p>
      <text:p text:style-name="P25"/>
      <text:p text:style-name="P25">Click Create Backup Destination drop down button then select 'File System (Synthetic)'</text:p>
      <text:p text:style-name="P37"/>
      <text:p text:style-name="P37">General Section</text:p>
      <text:p text:style-name="P37"/>
      <text:p text:style-name="P36">Name: <text:span text:style-name="T8">Default Backup Destination</text:span></text:p>
      <text:p text:style-name="P36">Enable 'Set this backup destination as default'</text:p>
      <text:p text:style-name="P36">Choose Node Configuration: Default Config</text:p>
      <text:p text:style-name="Standard"/>
      <text:p text:style-name="Standard">File System (Synthetic) Settings</text:p>
      <text:p text:style-name="Standard"/>
      <text:p text:style-name="P37">Backup destination paths: /vprotect_data/backups</text:p>
      <text:p text:style-name="Standard"/>
      <text:p text:style-name="P38">Click 'Save' button</text:p>
      <text:p text:style-name="Standard"/>
      <text:p text:style-name="Standard"/>
      <text:p text:style-name="P3">Configure Node Configuration</text:p>
      <text:p text:style-name="P3"/>
      <text:p text:style-name="P3">Left menu: <text:span text:style-name="T2">Nodes</text:span> &gt; <text:span text:style-name="T2">Node Configurations</text:span></text:p>
      <text:p text:style-name="Standard"/>
      <text:p text:style-name="P39">Click Default Config &gt; General tab</text:p>
      <text:p text:style-name="P39"/>
      <text:p text:style-name="P39">Name: Node1 Configuration</text:p>
      <text:p text:style-name="P39"/>
      <text:p text:style-name="P39">Export path (staging space): <text:span text:style-name="T8">/vprotect_data/</text:span>staging</text:p>
      <text:p text:style-name="P39">Restore path for import tasks: /vprotect_data/import</text:p>
      <text:p text:style-name="P39"/>
      <text:p text:style-name="P39">Restore path for mount tasks: <text:span text:style-name="T8">/vprotect_data/</text:span>mount</text:p>
      <text:p text:style-name="P39"/>
      <text:p text:style-name="P39">Backup destinations tab</text:p>
      <text:p text:style-name="P39"><text:soft-page-break/></text:p>
      <text:p text:style-name="P39">Select 'Default Backup Destination' (was created in previous step)</text:p>
      <text:p text:style-name="P39"/>
      <text:p text:style-name="P40">Click 'Save' button</text:p>
      <text:p text:style-name="P39"/>
      <text:p text:style-name="Standard"/>
      <text:p text:style-name="P36">Backup internal database</text:p>
      <text:p text:style-name="P36"/>
      <text:p text:style-name="P36">Left menu: Dashboard</text:p>
      <text:p text:style-name="Standard"/>
      <text:p text:style-name="P41">Click on Configuration wizard and go to step 6</text:p>
      <text:p text:style-name="P41"/>
      <text:p text:style-name="P41">Choose node configuration: Node1 Configuration</text:p>
      <text:p text:style-name="P41"/>
      <text:p text:style-name="P41">Click 'Next' button</text:p>
      <text:p text:style-name="P41"/>
      <text:p text:style-name="P86">***</text:p>
      <text:p text:style-name="P41">SSH Host: &lt;your_server_ip_address&gt;</text:p>
      <text:p text:style-name="P41">SSH Port: 22</text:p>
      <text:p text:style-name="P41"/>
      <text:p text:style-name="P41">Click '+Create Credential' button</text:p>
      <text:p text:style-name="P41"/>
      <text:p text:style-name="P41">Name: &lt;your_server_id_address&gt;</text:p>
      <text:p text:style-name="P41">User: &lt;your_server_root_or_sudo_user&gt;</text:p>
      <text:p text:style-name="P41">Password: &lt;user_password&gt;</text:p>
      <text:p text:style-name="P41">Retype password: &lt;user_password&gt;</text:p>
      <text:p text:style-name="P41"/>
      <text:p text:style-name="P41">Click 'Save' button</text:p>
      <text:p text:style-name="P41"/>
      <text:p text:style-name="P42">Click 'Next' button</text:p>
      <text:p text:style-name="P86">***</text:p>
      <text:p text:style-name="P42"/>
      <text:p text:style-name="P42">Select primary backup destination: Default Backup Destination</text:p>
      <text:p text:style-name="P42"/>
      <text:p text:style-name="P42">Click 'Next' button</text:p>
      <text:p text:style-name="P42"/>
      <text:p text:style-name="P42">Choose time of day: 12:00 AM</text:p>
      <text:p text:style-name="P42"/>
      <text:p text:style-name="P42">Click 'Next' button</text:p>
      <text:p text:style-name="P42"/>
      <text:p text:style-name="P42">Click 'Run database backup now' button</text:p>
      <text:p text:style-name="P42"/>
      <text:p text:style-name="P43">Click 'Finish' button</text:p>
      <text:p text:style-name="P4"/>
      <text:p text:style-name="Standard"/>
      <text:p text:style-name="P1">Configure Storage Provider</text:p>
      <text:p text:style-name="P73"/>
      <text:p text:style-name="P2">Left menu: Storage &gt; Infrastructure: Storage Providers tab</text:p>
      <text:p text:style-name="P2"/>
      <text:p text:style-name="P2"><text:soft-page-break/><text:span text:style-name="T1">Click '</text:span>+Create<text:span text:style-name="T27">'</text:span><text:span text:style-name="T1"> button</text:span></text:p>
      <text:p text:style-name="P5"/>
      <text:p text:style-name="P5">Type: Ceph RBD</text:p>
      <text:p text:style-name="P5">Name: Ceph Storage Providers</text:p>
      <text:p text:style-name="P5">User: admin</text:p>
      <text:p text:style-name="P5">Node Configuration: <text:span text:style-name="T11">Node1 Configuration</text:span></text:p>
      <text:p text:style-name="P5">Ceph keyring file contents:</text:p>
      <text:p text:style-name="P5"/>
      <text:p text:style-name="P5">Copy and paste from admin, cinder, glance, and nova keyring files of your CEPH cluster</text:p>
      <text:p text:style-name="P5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[client.admin]</text:p>
            <text:p text:style-name="P6"><text:tab/>key = AQClu79jCwh7HBAAILT/37WTQTMU//WNxTPkbw==</text:p>
            <text:p text:style-name="P6"><text:tab/>caps mds = "allow *"</text:p>
            <text:p text:style-name="P6"><text:tab/>caps mgr = "allow *"</text:p>
            <text:p text:style-name="P6"><text:tab/>caps mon = "allow *"</text:p>
            <text:p text:style-name="P6"><text:tab/>caps osd = "allow *"</text:p>
            <text:p text:style-name="P6">[client.cinder]</text:p>
            <text:p text:style-name="P6"><text:tab/>key = AQCwxL9jMJ0rCxAARUUtEboRfpx/McsEvHydqA==</text:p>
            <text:p text:style-name="P6">[client.glance]</text:p>
            <text:p text:style-name="P6"><text:tab/>key = AQCvxL9ju9O6LhAA93zfCtKKYmMngUQtxLLiTg==</text:p>
            <text:p text:style-name="P6">[client.nova]</text:p>
            <text:p text:style-name="P6"><text:tab/>key = AQCxxL9jz/KAABAAWWyQYNhRVt7JJeNfCogCyw==</text:p>
            <text:p text:style-name="P6"/>
          </table:table-cell>
        </table:table-row>
      </table:table>
      <text:p text:style-name="P5"/>
      <text:p text:style-name="P87">***</text:p>
      <text:p text:style-name="P87">If deploying ceph using cephadm, file /etc/ceph/ceph.client.admin.keyring is encrypted:</text:p>
      <text:p text:style-name="P87"/>
      <text:p text:style-name="P87">sudo ceph-authtool /etc/ceph/ceph.client.admin.keyring --list</text:p>
      <text:p text:style-name="P5"/>
      <text:p text:style-name="P5">Ceph configuration file contents:</text:p>
      <text:p text:style-name="P88">***</text:p>
      <text:p text:style-name="P5"/>
      <text:p text:style-name="P5">Copy and paste from 'ceph.conf' file of your CEPH cluster</text:p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5">[global]</text:p>
            <text:p text:style-name="P5">cluster network = 10.6.11.0/24</text:p>
            <text:p text:style-name="P5">fsid = 1d1a8d64-af52-47b2-a6bd-c31b89b8cf47</text:p>
            <text:p text:style-name="P5">mon host = [v2:10.6.11.10:3300,v1:10.6.11.10:6789]</text:p>
            <text:p text:style-name="P5">mon initial members = ceph</text:p>
            <text:p text:style-name="P5">osd crush chooseleaf type = 0</text:p>
            <text:p text:style-name="P5">osd pool default crush rule = -1</text:p>
            <text:p text:style-name="P5">public network = 10.6.11.0/24</text:p>
            <text:p text:style-name="P5"/>
          </table:table-cell>
        </table:table-row>
      </table:table>
      <text:p text:style-name="P5"/>
      <text:p text:style-name="P5">Click 'Save' button<text:span text:style-name="T12"> and choose to synchronize inventory when asked</text:span></text:p>
      <text:p text:style-name="P5"/>
      <text:p text:style-name="P5"/>
      <text:p text:style-name="P47">Configure Openstack Backup</text:p>
      <text:p text:style-name="P47"/>
      <text:p text:style-name="P47">Left menu: Virtual Environments &gt; Infrastructure: Hypervisor Manager tab</text:p>
      <text:p text:style-name="P5"/>
      <text:p text:style-name="P47">Click '+Create' button</text:p>
      <text:p text:style-name="P47"><text:soft-page-break/></text:p>
      <text:p text:style-name="P48">Choose type: OpenStack</text:p>
      <text:p text:style-name="P48">URL: &lt;your_keystone_internal_endpoint_url&gt;</text:p>
      <text:p text:style-name="P48">Region: &lt;your_openstack_cluster_region_name&gt;</text:p>
      <text:p text:style-name="P48">Choose impot/export mode: SSH transfer</text:p>
      <text:p text:style-name="P48">Choose node configuration: Node1 Configuration</text:p>
      <text:p text:style-name="P48"/>
      <text:p text:style-name="P48">Authentication domains:</text:p>
      <text:p text:style-name="P48">Name: <text:span text:style-name="T28">default authentication domain</text:span></text:p>
      <text:p text:style-name="P48">User: admin</text:p>
      <text:p text:style-name="P48">Default project name: admin</text:p>
      <text:p text:style-name="P48">Domain ID: default</text:p>
      <text:p text:style-name="P48">Password: &lt;your_openstack_admin_password&gt;</text:p>
      <text:p text:style-name="P48"/>
      <text:p text:style-name="P49">Click 'Save' button<text:span text:style-name="T29"> and confirm when being asked to run inventory synchronization </text:span></text:p>
      <text:p text:style-name="P49"/>
      <text:p text:style-name="P78">Synchronization will be failed, no worry, let's continue to next steps</text:p>
      <text:p text:style-name="P49"/>
      <text:p text:style-name="P79">Login to your Storware server CLI</text:p>
      <text:p text:style-name="P50"/>
      <text:p text:style-name="P50">Modify /etc/hosts file</text:p>
      <text:p text:style-name="P50"/>
      <text:p text:style-name="P50">vi /etc/hosts</text:p>
      <text:p text:style-name="P50">Add all hypervisor IP addresses and hostnames</text:p>
      <text:p text:style-name="P50"/>
      <text:p text:style-name="P50">&lt;hypervisor_ip_address&gt; &lt;hypervisor_hostname&gt;</text:p>
      <text:p text:style-name="P50"/>
      <text:p text:style-name="P50">Save and exit</text:p>
      <text:p text:style-name="P50"/>
      <text:p text:style-name="P50">Try to ping &lt;hypervisor_hostname&gt;</text:p>
      <text:p text:style-name="P50"/>
      <text:p text:style-name="P51">ping -c 3 &lt;hypervisor_hostname&gt;</text:p>
      <text:p text:style-name="P50"/>
      <text:p text:style-name="P50">Create private and public key for vprotect user</text:p>
      <text:p text:style-name="P50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8">chown vprotect:vprotect -R /<text:span text:style-name="T14">opt/vprotect</text:span></text:p>
            <text:p text:style-name="P18">cd /opt/vprotect</text:p>
            <text:p text:style-name="P18">sudo -u vprotect ssh-keygen -t rsa -m PEM</text:p>
          </table:table-cell>
        </table:table-row>
      </table:table>
      <text:p text:style-name="P50"/>
      <text:p text:style-name="P50"/>
      <text:p text:style-name="P50">Upload vprotect user public key to KVM host</text:p>
      <text:p text:style-name="P50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8">sudo -u vprotect ssh-copy-id -i /opt/vprotect/.ssh/id_rsa.pub &lt;<text:span text:style-name="T13">user_with_sudo</text:span>&gt;@&lt;hypervisor_hostname&gt;</text:p>
          </table:table-cell>
        </table:table-row>
      </table:table>
      <text:p text:style-name="P50"/>
      <text:p text:style-name="P52"><text:span text:style-name="T30">T</text:span>est connection to &lt;hypervisor_hostname&gt; with being asked for password</text:p>
      <text:p text:style-name="P52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">sudo -u vprotect ssh <text:span text:style-name="T16">&lt;user_with_sudo&gt;</text:span>@<text:span text:style-name="T16">&lt;hypervisor_hostname&gt;</text:span> hostname</text:p>
          </table:table-cell>
        </table:table-row>
      </table:table>
      <text:p text:style-name="P52"/>
      <text:p text:style-name="P52">It will return<text:span text:style-name="T15">s</text:span> &lt;hypervisor_hostname&gt;</text:p>
      <text:p text:style-name="P52"><text:soft-page-break/></text:p>
      <text:p text:style-name="P52"/>
      <text:p text:style-name="P62">Configure Hypervisor</text:p>
      <text:p text:style-name="P52"/>
      <text:p text:style-name="P62">Login to your hypervisor</text:p>
      <text:p text:style-name="P62"/>
      <text:p text:style-name="P62">Create qemu-img.sh and virsh.sh</text:p>
      <text:p text:style-name="P62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7"><text:span text:style-name="T21">sudo </text:span>mkdir /opt/vprotect</text:p>
            <text:p text:style-name="P7">cd /opt/vprotect</text:p>
            <text:p text:style-name="P7"><text:span text:style-name="T21">sudo </text:span>touch qemu-img.sh</text:p>
            <text:p text:style-name="P7"><text:span text:style-name="T21">sudo </text:span>touch virsh.sh</text:p>
            <text:p text:style-name="P7"><text:span text:style-name="T21">sudo </text:span>chmod +x ./*</text:p>
            <text:p text:style-name="P7">cd /usr/bin/</text:p>
            <text:p text:style-name="P7"><text:span text:style-name="T21">sudo </text:span>ln -s /opt/vprotect/virsh.sh virsh</text:p>
            <text:p text:style-name="P7"><text:span text:style-name="T21">sudo </text:span>ln -s /opt/vprotect/qemu-img.sh qemu-img</text:p>
          </table:table-cell>
        </table:table-row>
      </table:table>
      <text:p text:style-name="P62"/>
      <text:p text:style-name="P62"/>
      <text:p text:style-name="P62">cd /opt/vprotect</text:p>
      <text:p text:style-name="P62"/>
      <text:p text:style-name="P62"><text:span text:style-name="T21">sudo </text:span>vi /opt/vprotect/qemu-img.sh</text:p>
      <text:p text:style-name="P62"/>
      <table:table table:name="Table5" table:style-name="Table5">
        <table:table-column table:style-name="Table5.A"/>
        <table:table-row>
          <table:table-cell table:style-name="Table5.A1" office:value-type="string">
            <text:p text:style-name="P22">#!/usr/bin/bash</text:p>
            <text:p text:style-name="P9">id_nova_compute=$(docker ps | grep nova_libvirt | awk <text:span text:style-name="T19">'</text:span>{print $1}<text:span text:style-name="T19">'</text:span>)</text:p>
            <text:p text:style-name="P7">command=<text:span text:style-name="T20">"</text:span> $1 $2 $3 $4 $5 $6<text:span text:style-name="T20">"</text:span></text:p>
            <text:p text:style-name="P7">docker exec -u root $id_nova_compute qemu-img $command</text:p>
          </table:table-cell>
        </table:table-row>
      </table:table>
      <text:p text:style-name="P62"/>
      <text:p text:style-name="P62"><text:span text:style-name="T21">sudo </text:span>vi /opt/vprotect/virsh.sh</text:p>
      <text:p text:style-name="P62"/>
      <table:table table:name="Table6" table:style-name="Table6">
        <table:table-column table:style-name="Table6.A"/>
        <table:table-row>
          <table:table-cell table:style-name="Table6.A1" office:value-type="string">
            <text:p text:style-name="P23">#!/usr/bin/bash</text:p>
            <text:p text:style-name="P10">id_nova_compute=$(docker ps | grep nova_libvirt | awk <text:span text:style-name="T19">'</text:span>{print $1}<text:span text:style-name="T19">'</text:span>)</text:p>
            <text:p text:style-name="P8">command=<text:span text:style-name="T19">"</text:span> $1 $2 $3 $4 $5 $6<text:span text:style-name="T19">"</text:span></text:p>
            <text:p text:style-name="P7">docker exec -u root $id_nova_compute virsh <text:span text:style-name="T31">$</text:span>command</text:p>
          </table:table-cell>
        </table:table-row>
      </table:table>
      <text:p text:style-name="P53"/>
      <text:p text:style-name="P80">Logout when done</text:p>
      <text:p text:style-name="P80"/>
      <text:p text:style-name="P53"/>
      <text:p text:style-name="P54">Return to Storware GUI</text:p>
      <text:p text:style-name="P54"/>
      <text:p text:style-name="P55">Configure Hypervisor<text:span text:style-name="T32">s</text:span></text:p>
      <text:p text:style-name="P55"/>
      <text:p text:style-name="P55">Left menu: Virtual Environments &gt; Infrastructure: Hypervisors tab</text:p>
      <text:p text:style-name="P55"/>
      <text:p text:style-name="P55">Click one of hypervisor from the list</text:p>
      <text:p text:style-name="P55"/>
      <text:p text:style-name="P55">Host: &lt;hypervisor_hostname&gt;</text:p>
      <text:p text:style-name="P55">Username: <text:span text:style-name="T17">&lt;user_with_sudo&gt;</text:span></text:p>
      <text:p text:style-name="P59"><text:span text:style-name="T17">SSH key path: </text:span>/opt/vprotect/.ssh/id_rsa</text:p>
      <text:p text:style-name="P5"/>
      <text:p text:style-name="P58">Click 'Save' button</text:p>
      <text:p text:style-name="P58"/>
      <text:p text:style-name="P60">Configure Storage</text:p>
      <text:p text:style-name="P60"/>
      <text:p text:style-name="P56"><text:soft-page-break/>Left menu: Virtual Environments &gt; Infrastructure: <text:span text:style-name="T18">Storage</text:span> tab</text:p>
      <text:p text:style-name="P56"/>
      <text:p text:style-name="P60">Click on _DEFAULT_</text:p>
      <text:p text:style-name="P60"/>
      <text:p text:style-name="P60">Storage pool name: volumes<text:span text:style-name="T37">/cinder</text:span></text:p>
      <text:p text:style-name="P63"/>
      <text:p text:style-name="P61">Click 'Save' button</text:p>
      <text:p text:style-name="P61"/>
      <text:p text:style-name="P81">Configure Clusters</text:p>
      <text:p text:style-name="P81"/>
      <text:p text:style-name="P57">Left menu: Virtual Environments &gt; Infrastructure: <text:span text:style-name="T33">Clusters</text:span> tab</text:p>
      <text:p text:style-name="P57"/>
      <text:p text:style-name="P81">Click on 'nova'</text:p>
      <text:p text:style-name="P81"/>
      <text:p text:style-name="P81">Select storage provider to ceph storage</text:p>
      <text:p text:style-name="P81"/>
      <text:p text:style-name="P81">Click 'Save' button</text:p>
      <text:p text:style-name="P81"/>
      <text:p text:style-name="P61"/>
      <text:p text:style-name="P63">Now return to Hypervisor Managers and try to synchronize inventory again</text:p>
      <text:p text:style-name="P63"/>
      <text:p text:style-name="P64">Check available VMs</text:p>
      <text:p text:style-name="P64"/>
      <text:p text:style-name="P64"/>
      <text:p text:style-name="P82">Configure Backup SLAs</text:p>
      <text:p text:style-name="P64"/>
      <text:p text:style-name="P64">Left menu: Virtual Environments &gt; Backup SLAs: Policies tab</text:p>
      <text:p text:style-name="P64"/>
      <text:p text:style-name="P64">Click '+Create' button</text:p>
      <text:p text:style-name="P64"/>
      <text:p text:style-name="P64">Name: Default Backup Policy</text:p>
      <text:p text:style-name="P64">Enable Scheduled backup enabled</text:p>
      <text:p text:style-name="P64">Disable Auto remove non-present Virtual Environments</text:p>
      <text:p text:style-name="P64"/>
      <text:p text:style-name="P64">Virtual Environments</text:p>
      <text:p text:style-name="P64"/>
      <text:p text:style-name="P64">Check all VMs</text:p>
      <text:p text:style-name="P64"/>
      <text:p text:style-name="P64">Click on 'Create Schedule'</text:p>
      <text:p text:style-name="P64"/>
      <text:p text:style-name="P64">Name: Daily Backup</text:p>
      <text:p text:style-name="P64">Choose days: Monday - Sunday</text:p>
      <text:p text:style-name="P64"/>
      <text:p text:style-name="P65">Click 'Save' button</text:p>
      <text:p text:style-name="P67"/>
      <text:p text:style-name="P66"/>
      <text:p text:style-name="P83">Now we can backup VMs</text:p>
      <text:p text:style-name="P83"/>
      <text:p text:style-name="P84">Left menu: Virtual Environments &gt; Instances</text:p>
      <text:p text:style-name="P84"><text:soft-page-break/></text:p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09:39:57.493364140</meta:creation-date>
    <dc:date>2023-04-03T14:35:45.103859257</dc:date>
    <meta:editing-duration>PT15H35M37S</meta:editing-duration>
    <meta:editing-cycles>123</meta:editing-cycles>
    <meta:generator>LibreOffice/7.4.6.2$Linux_X86_64 LibreOffice_project/40$Build-2</meta:generator>
    <meta:document-statistic meta:table-count="20" meta:image-count="0" meta:object-count="0" meta:page-count="9" meta:paragraph-count="238" meta:word-count="1011" meta:character-count="7890" meta:non-whitespace-character-count="7043"/>
  </office:meta>
</office:document-meta>
</file>